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024" style:apply-style-name="Result" style:base-cell-address="Sheet1.B2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style-name="ce1" table:formula="of:=(([.B$1]*1000/[.$A2])*8*([.B$1]*1000)+4*[.B$1]*1000*[.B$1]*1000/[.$A2])/1024/1024" office:value-type="float" office:value="1144.4091796875">
            <text:p>1144.4091796875</text:p>
          </table:table-cell>
          <table:table-cell table:style-name="ce1" table:formula="of:=(([.C$1]*1000/[.$A2])*8*([.C$1]*1000)+4*[.C$1]*1000*[.C$1]*1000/[.$A2])/1024/1024" office:value-type="float" office:value="1291.93067550659">
            <text:p>1291.9306755066</text:p>
          </table:table-cell>
          <table:table-cell table:style-name="ce1" table:formula="of:=(([.D$1]*1000/[.$A2])*8*([.D$1]*1000)+4*[.D$1]*1000*[.D$1]*1000/[.$A2])/1024/1024" office:value-type="float" office:value="1448.39286804199">
            <text:p>1448.392868042</text:p>
          </table:table-cell>
          <table:table-cell table:style-name="ce1" table:formula="of:=(([.E$1]*1000/[.$A2])*8*([.E$1]*1000)+4*[.E$1]*1000*[.E$1]*1000/[.$A2])/1024/1024" office:value-type="float" office:value="1613.7957572937">
            <text:p>1613.7957572937</text:p>
          </table:table-cell>
          <table:table-cell table:style-name="ce1" table:formula="of:=(([.F$1]*1000/[.$A2])*8*([.F$1]*1000)+4*[.F$1]*1000*[.F$1]*1000/[.$A2])/1024/1024" office:value-type="float" office:value="1788.13934326172">
            <text:p>1788.1393432617</text:p>
          </table:table-cell>
          <table:table-cell table:style-name="ce1" table:formula="of:=(([.G$1]*1000/[.$A2])*8*([.G$1]*1000)+4*[.G$1]*1000*[.G$1]*1000/[.$A2])/1024/1024" office:value-type="float" office:value="1971.42362594605">
            <text:p>1971.4236259461</text:p>
          </table:table-cell>
          <table:table-cell table:style-name="ce1" table:formula="of:=(([.H$1]*1000/[.$A2])*8*([.H$1]*1000)+4*[.H$1]*1000*[.H$1]*1000/[.$A2])/1024/1024" office:value-type="float" office:value="2163.64860534668">
            <text:p>2163.6486053467</text:p>
          </table:table-cell>
          <table:table-cell table:style-name="ce1" table:formula="of:=(([.I$1]*1000/[.$A2])*8*([.I$1]*1000)+4*[.I$1]*1000*[.I$1]*1000/[.$A2])/1024/1024" office:value-type="float" office:value="2574.92065429687">
            <text:p>2574.9206542969</text:p>
          </table:table-cell>
          <table:table-cell table:style-name="ce1" table:formula="of:=(([.J$1]*1000/[.$A2])*8*([.J$1]*1000)+4*[.J$1]*1000*[.J$1]*1000/[.$A2])/1024/1024" office:value-type="float" office:value="2793.96772384644">
            <text:p>2793.9677238464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style-name="ce1" table:formula="of:=(([.B$1]*1000/[.$A3])*8*([.B$1]*1000)+4*[.B$1]*1000*[.B$1]*1000/[.$A3])/1024/1024" office:value-type="float" office:value="572.20458984375">
            <text:p>572.2045898438</text:p>
          </table:table-cell>
          <table:table-cell table:style-name="ce1" table:formula="of:=(([.C$1]*1000/[.$A3])*8*([.C$1]*1000)+4*[.C$1]*1000*[.C$1]*1000/[.$A3])/1024/1024" office:value-type="float" office:value="645.965337753296">
            <text:p>645.9653377533</text:p>
          </table:table-cell>
          <table:table-cell table:style-name="ce1" table:formula="of:=(([.D$1]*1000/[.$A3])*8*([.D$1]*1000)+4*[.D$1]*1000*[.D$1]*1000/[.$A3])/1024/1024" office:value-type="float" office:value="724.196434020996">
            <text:p>724.196434021</text:p>
          </table:table-cell>
          <table:table-cell table:style-name="ce1" table:formula="of:=(([.E$1]*1000/[.$A3])*8*([.E$1]*1000)+4*[.E$1]*1000*[.E$1]*1000/[.$A3])/1024/1024" office:value-type="float" office:value="806.897878646851">
            <text:p>806.8978786469</text:p>
          </table:table-cell>
          <table:table-cell table:style-name="ce1" table:formula="of:=(([.F$1]*1000/[.$A3])*8*([.F$1]*1000)+4*[.F$1]*1000*[.F$1]*1000/[.$A3])/1024/1024" office:value-type="float" office:value="894.069671630859">
            <text:p>894.0696716309</text:p>
          </table:table-cell>
          <table:table-cell table:style-name="ce1" table:formula="of:=(([.G$1]*1000/[.$A3])*8*([.G$1]*1000)+4*[.G$1]*1000*[.G$1]*1000/[.$A3])/1024/1024" office:value-type="float" office:value="985.711812973022">
            <text:p>985.711812973</text:p>
          </table:table-cell>
          <table:table-cell table:style-name="ce1" table:formula="of:=(([.H$1]*1000/[.$A3])*8*([.H$1]*1000)+4*[.H$1]*1000*[.H$1]*1000/[.$A3])/1024/1024" office:value-type="float" office:value="1081.82430267334">
            <text:p>1081.8243026733</text:p>
          </table:table-cell>
          <table:table-cell table:style-name="ce1" table:formula="of:=(([.I$1]*1000/[.$A3])*8*([.I$1]*1000)+4*[.I$1]*1000*[.I$1]*1000/[.$A3])/1024/1024" office:value-type="float" office:value="1287.46032714844">
            <text:p>1287.4603271484</text:p>
          </table:table-cell>
          <table:table-cell table:style-name="ce1" table:formula="of:=(([.J$1]*1000/[.$A3])*8*([.J$1]*1000)+4*[.J$1]*1000*[.J$1]*1000/[.$A3])/1024/1024" office:value-type="float" office:value="1396.98386192322">
            <text:p>1396.9838619232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style-name="ce1" table:formula="of:=(([.B$1]*1000/[.$A4])*8*([.B$1]*1000)+4*[.B$1]*1000*[.B$1]*1000/[.$A4])/1024/1024" office:value-type="float" office:value="286.102294921875">
            <text:p>286.1022949219</text:p>
          </table:table-cell>
          <table:table-cell table:style-name="ce1" table:formula="of:=(([.C$1]*1000/[.$A4])*8*([.C$1]*1000)+4*[.C$1]*1000*[.C$1]*1000/[.$A4])/1024/1024" office:value-type="float" office:value="322.982668876648">
            <text:p>322.9826688766</text:p>
          </table:table-cell>
          <table:table-cell table:style-name="ce1" table:formula="of:=(([.D$1]*1000/[.$A4])*8*([.D$1]*1000)+4*[.D$1]*1000*[.D$1]*1000/[.$A4])/1024/1024" office:value-type="float" office:value="362.098217010498">
            <text:p>362.0982170105</text:p>
          </table:table-cell>
          <table:table-cell table:style-name="ce1" table:formula="of:=(([.E$1]*1000/[.$A4])*8*([.E$1]*1000)+4*[.E$1]*1000*[.E$1]*1000/[.$A4])/1024/1024" office:value-type="float" office:value="403.448939323425">
            <text:p>403.4489393234</text:p>
          </table:table-cell>
          <table:table-cell table:style-name="ce1" table:formula="of:=(([.F$1]*1000/[.$A4])*8*([.F$1]*1000)+4*[.F$1]*1000*[.F$1]*1000/[.$A4])/1024/1024" office:value-type="float" office:value="447.03483581543">
            <text:p>447.0348358154</text:p>
          </table:table-cell>
          <table:table-cell table:style-name="ce1" table:formula="of:=(([.G$1]*1000/[.$A4])*8*([.G$1]*1000)+4*[.G$1]*1000*[.G$1]*1000/[.$A4])/1024/1024" office:value-type="float" office:value="492.855906486511">
            <text:p>492.8559064865</text:p>
          </table:table-cell>
          <table:table-cell table:style-name="ce1" table:formula="of:=(([.H$1]*1000/[.$A4])*8*([.H$1]*1000)+4*[.H$1]*1000*[.H$1]*1000/[.$A4])/1024/1024" office:value-type="float" office:value="540.91215133667">
            <text:p>540.9121513367</text:p>
          </table:table-cell>
          <table:table-cell table:style-name="ce1" table:formula="of:=(([.I$1]*1000/[.$A4])*8*([.I$1]*1000)+4*[.I$1]*1000*[.I$1]*1000/[.$A4])/1024/1024" office:value-type="float" office:value="643.730163574219">
            <text:p>643.7301635742</text:p>
          </table:table-cell>
          <table:table-cell table:style-name="ce1" table:formula="of:=(([.J$1]*1000/[.$A4])*8*([.J$1]*1000)+4*[.J$1]*1000*[.J$1]*1000/[.$A4])/1024/1024" office:value-type="float" office:value="698.491930961609">
            <text:p>698.4919309616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table:style-name="ce1" table:formula="of:=(([.B$1]*1000/[.$A5])*8*([.B$1]*1000)+4*[.B$1]*1000*[.B$1]*1000/[.$A5])/1024/1024" office:value-type="float" office:value="143.051147460938">
            <text:p>143.0511474609</text:p>
          </table:table-cell>
          <table:table-cell table:style-name="ce1" table:formula="of:=(([.C$1]*1000/[.$A5])*8*([.C$1]*1000)+4*[.C$1]*1000*[.C$1]*1000/[.$A5])/1024/1024" office:value-type="float" office:value="161.491334438324">
            <text:p>161.4913344383</text:p>
          </table:table-cell>
          <table:table-cell table:style-name="ce1" table:formula="of:=(([.D$1]*1000/[.$A5])*8*([.D$1]*1000)+4*[.D$1]*1000*[.D$1]*1000/[.$A5])/1024/1024" office:value-type="float" office:value="181.049108505249">
            <text:p>181.0491085052</text:p>
          </table:table-cell>
          <table:table-cell table:style-name="ce1" table:formula="of:=(([.E$1]*1000/[.$A5])*8*([.E$1]*1000)+4*[.E$1]*1000*[.E$1]*1000/[.$A5])/1024/1024" office:value-type="float" office:value="201.724469661713">
            <text:p>201.7244696617</text:p>
          </table:table-cell>
          <table:table-cell table:style-name="ce1" table:formula="of:=(([.F$1]*1000/[.$A5])*8*([.F$1]*1000)+4*[.F$1]*1000*[.F$1]*1000/[.$A5])/1024/1024" office:value-type="float" office:value="223.517417907715">
            <text:p>223.5174179077</text:p>
          </table:table-cell>
          <table:table-cell table:style-name="ce1" table:formula="of:=(([.G$1]*1000/[.$A5])*8*([.G$1]*1000)+4*[.G$1]*1000*[.G$1]*1000/[.$A5])/1024/1024" office:value-type="float" office:value="246.427953243256">
            <text:p>246.4279532433</text:p>
          </table:table-cell>
          <table:table-cell table:style-name="ce1" table:formula="of:=(([.H$1]*1000/[.$A5])*8*([.H$1]*1000)+4*[.H$1]*1000*[.H$1]*1000/[.$A5])/1024/1024" office:value-type="float" office:value="270.456075668335">
            <text:p>270.4560756683</text:p>
          </table:table-cell>
          <table:table-cell table:style-name="ce1" table:formula="of:=(([.I$1]*1000/[.$A5])*8*([.I$1]*1000)+4*[.I$1]*1000*[.I$1]*1000/[.$A5])/1024/1024" office:value-type="float" office:value="321.865081787109">
            <text:p>321.8650817871</text:p>
          </table:table-cell>
          <table:table-cell table:style-name="ce1" table:formula="of:=(([.J$1]*1000/[.$A5])*8*([.J$1]*1000)+4*[.J$1]*1000*[.J$1]*1000/[.$A5])/1024/1024" office:value-type="float" office:value="349.245965480804">
            <text:p>349.2459654808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table:style-name="ce1" table:formula="of:=(([.B$1]*1000/[.$A6])*8*([.B$1]*1000)+4*[.B$1]*1000*[.B$1]*1000/[.$A6])/1024/1024" office:value-type="float" office:value="71.5255737304688">
            <text:p>71.5255737305</text:p>
          </table:table-cell>
          <table:table-cell table:style-name="ce1" table:formula="of:=(([.C$1]*1000/[.$A6])*8*([.C$1]*1000)+4*[.C$1]*1000*[.C$1]*1000/[.$A6])/1024/1024" office:value-type="float" office:value="80.745667219162">
            <text:p>80.7456672192</text:p>
          </table:table-cell>
          <table:table-cell table:style-name="ce1" table:formula="of:=(([.D$1]*1000/[.$A6])*8*([.D$1]*1000)+4*[.D$1]*1000*[.D$1]*1000/[.$A6])/1024/1024" office:value-type="float" office:value="90.5245542526245">
            <text:p>90.5245542526</text:p>
          </table:table-cell>
          <table:table-cell table:style-name="ce1" table:formula="of:=(([.E$1]*1000/[.$A6])*8*([.E$1]*1000)+4*[.E$1]*1000*[.E$1]*1000/[.$A6])/1024/1024" office:value-type="float" office:value="100.862234830856">
            <text:p>100.8622348309</text:p>
          </table:table-cell>
          <table:table-cell table:style-name="ce1" table:formula="of:=(([.F$1]*1000/[.$A6])*8*([.F$1]*1000)+4*[.F$1]*1000*[.F$1]*1000/[.$A6])/1024/1024" office:value-type="float" office:value="111.758708953857">
            <text:p>111.7587089539</text:p>
          </table:table-cell>
          <table:table-cell table:style-name="ce1" table:formula="of:=(([.G$1]*1000/[.$A6])*8*([.G$1]*1000)+4*[.G$1]*1000*[.G$1]*1000/[.$A6])/1024/1024" office:value-type="float" office:value="123.213976621628">
            <text:p>123.2139766216</text:p>
          </table:table-cell>
          <table:table-cell table:style-name="ce1" table:formula="of:=(([.H$1]*1000/[.$A6])*8*([.H$1]*1000)+4*[.H$1]*1000*[.H$1]*1000/[.$A6])/1024/1024" office:value-type="float" office:value="135.228037834167">
            <text:p>135.2280378342</text:p>
          </table:table-cell>
          <table:table-cell table:style-name="ce1" table:formula="of:=(([.I$1]*1000/[.$A6])*8*([.I$1]*1000)+4*[.I$1]*1000*[.I$1]*1000/[.$A6])/1024/1024" office:value-type="float" office:value="160.932540893555">
            <text:p>160.9325408936</text:p>
          </table:table-cell>
          <table:table-cell table:style-name="ce1" table:formula="of:=(([.J$1]*1000/[.$A6])*8*([.J$1]*1000)+4*[.J$1]*1000*[.J$1]*1000/[.$A6])/1024/1024" office:value-type="float" office:value="174.622982740402">
            <text:p>174.622982740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B8]*2" office:value-type="float" office:value="64">
            <text:p>64</text:p>
          </table:table-cell>
          <table:table-cell table:formula="of:=[.C8]*2" office:value-type="float" office:value="128">
            <text:p>128</text:p>
          </table:table-cell>
          <table:table-cell table:formula="of:=[.D8]*2" office:value-type="float" office:value="256">
            <text:p>256</text:p>
          </table:table-cell>
          <table:table-cell table:formula="of:=[.E8]*2" office:value-type="float" office:value="512">
            <text:p>512</text:p>
          </table:table-cell>
          <table:table-cell table:formula="of:=[.F8]*2" office:value-type="float" office:value="1024">
            <text:p>1024</text:p>
          </table:table-cell>
          <table:table-cell table:formula="of:=[.G8]*2" office:value-type="float" office:value="2048">
            <text:p>2048</text:p>
          </table:table-cell>
          <table:table-cell table:formula="of:=[.H8]*2" office:value-type="float" office:value="4096">
            <text:p>4096</text:p>
          </table:table-cell>
          <table:table-cell table:formula="of:=[.I8]*2" office:value-type="float" office:value="8192">
            <text:p>8192</text:p>
          </table:table-cell>
          <table:table-cell table:formula="of:=[.J8]*2" office:value-type="float" office:value="16384">
            <text:p>16384</text:p>
          </table:table-cell>
          <table:table-cell table:formula="of:=[.K8]*2" office:value-type="float" office:value="32768">
            <text:p>32768</text:p>
          </table:table-cell>
          <table:table-cell table:formula="of:=[.L8]*2" office:value-type="float" office:value="65536">
            <text:p>6553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1000000/[.$A9]*[.B$8]*8/1024/1024" office:value-type="float" office:value="3.814697265625">
            <text:p>3.8146972656</text:p>
          </table:table-cell>
          <table:table-cell table:formula="of:=1000000/[.$A9]*[.C$8]*8/1024/1024" office:value-type="float" office:value="7.62939453125">
            <text:p>7.6293945313</text:p>
          </table:table-cell>
          <table:table-cell table:formula="of:=1000000/[.$A9]*[.D$8]*8/1024/1024" office:value-type="float" office:value="15.2587890625">
            <text:p>15.2587890625</text:p>
          </table:table-cell>
          <table:table-cell table:formula="of:=1000000/[.$A9]*[.E$8]*8/1024/1024" office:value-type="float" office:value="30.517578125">
            <text:p>30.517578125</text:p>
          </table:table-cell>
          <table:table-cell table:formula="of:=1000000/[.$A9]*[.F$8]*8/1024/1024" office:value-type="float" office:value="61.03515625">
            <text:p>61.03515625</text:p>
          </table:table-cell>
          <table:table-cell table:formula="of:=1000000/[.$A9]*[.G$8]*8/1024/1024" office:value-type="float" office:value="122.0703125">
            <text:p>122.0703125</text:p>
          </table:table-cell>
          <table:table-cell table:formula="of:=1000000/[.$A9]*[.H$8]*8/1024/1024" office:value-type="float" office:value="244.140625">
            <text:p>244.140625</text:p>
          </table:table-cell>
          <table:table-cell table:formula="of:=1000000/[.$A9]*[.I$8]*8/1024/1024" office:value-type="float" office:value="488.28125">
            <text:p>488.28125</text:p>
          </table:table-cell>
          <table:table-cell table:formula="of:=1000000/[.$A9]*[.J$8]*8/1024/1024" office:value-type="float" office:value="976.5625">
            <text:p>976.5625</text:p>
          </table:table-cell>
          <table:table-cell table:formula="of:=1000000/[.$A9]*[.K$8]*8/1024/1024" office:value-type="float" office:value="1953.125">
            <text:p>1953.125</text:p>
          </table:table-cell>
          <table:table-cell table:formula="of:=1000000/[.$A9]*[.L$8]*8/1024/1024" office:value-type="float" office:value="3906.25">
            <text:p>3906.25</text:p>
          </table:table-cell>
          <table:table-cell table:formula="of:=1000000/[.$A9]*[.M$8]*8/1024/1024" office:value-type="float" office:value="7812.5">
            <text:p>7812.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1000000/[.$A10]*[.B$8]*8/1024/1024" office:value-type="float" office:value="1.9073486328125">
            <text:p>1.9073486328</text:p>
          </table:table-cell>
          <table:table-cell table:formula="of:=1000000/[.$A10]*[.C$8]*8/1024/1024" office:value-type="float" office:value="3.814697265625">
            <text:p>3.8146972656</text:p>
          </table:table-cell>
          <table:table-cell table:formula="of:=1000000/[.$A10]*[.D$8]*8/1024/1024" office:value-type="float" office:value="7.62939453125">
            <text:p>7.6293945313</text:p>
          </table:table-cell>
          <table:table-cell table:formula="of:=1000000/[.$A10]*[.E$8]*8/1024/1024" office:value-type="float" office:value="15.2587890625">
            <text:p>15.2587890625</text:p>
          </table:table-cell>
          <table:table-cell table:formula="of:=1000000/[.$A10]*[.F$8]*8/1024/1024" office:value-type="float" office:value="30.517578125">
            <text:p>30.517578125</text:p>
          </table:table-cell>
          <table:table-cell table:formula="of:=1000000/[.$A10]*[.G$8]*8/1024/1024" office:value-type="float" office:value="61.03515625">
            <text:p>61.03515625</text:p>
          </table:table-cell>
          <table:table-cell table:formula="of:=1000000/[.$A10]*[.H$8]*8/1024/1024" office:value-type="float" office:value="122.0703125">
            <text:p>122.0703125</text:p>
          </table:table-cell>
          <table:table-cell table:formula="of:=1000000/[.$A10]*[.I$8]*8/1024/1024" office:value-type="float" office:value="244.140625">
            <text:p>244.140625</text:p>
          </table:table-cell>
          <table:table-cell table:formula="of:=1000000/[.$A10]*[.J$8]*8/1024/1024" office:value-type="float" office:value="488.28125">
            <text:p>488.28125</text:p>
          </table:table-cell>
          <table:table-cell table:formula="of:=1000000/[.$A10]*[.K$8]*8/1024/1024" office:value-type="float" office:value="976.5625">
            <text:p>976.5625</text:p>
          </table:table-cell>
          <table:table-cell table:formula="of:=1000000/[.$A10]*[.L$8]*8/1024/1024" office:value-type="float" office:value="1953.125">
            <text:p>1953.125</text:p>
          </table:table-cell>
          <table:table-cell table:formula="of:=1000000/[.$A10]*[.M$8]*8/1024/1024" office:value-type="float" office:value="3906.25">
            <text:p>3906.2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1000000/[.$A11]*[.B$8]*8/1024/1024" office:value-type="float" office:value="0.95367431640625">
            <text:p>0.9536743164</text:p>
          </table:table-cell>
          <table:table-cell table:formula="of:=1000000/[.$A11]*[.C$8]*8/1024/1024" office:value-type="float" office:value="1.9073486328125">
            <text:p>1.9073486328</text:p>
          </table:table-cell>
          <table:table-cell table:formula="of:=1000000/[.$A11]*[.D$8]*8/1024/1024" office:value-type="float" office:value="3.814697265625">
            <text:p>3.8146972656</text:p>
          </table:table-cell>
          <table:table-cell table:formula="of:=1000000/[.$A11]*[.E$8]*8/1024/1024" office:value-type="float" office:value="7.62939453125">
            <text:p>7.6293945313</text:p>
          </table:table-cell>
          <table:table-cell table:formula="of:=1000000/[.$A11]*[.F$8]*8/1024/1024" office:value-type="float" office:value="15.2587890625">
            <text:p>15.2587890625</text:p>
          </table:table-cell>
          <table:table-cell table:formula="of:=1000000/[.$A11]*[.G$8]*8/1024/1024" office:value-type="float" office:value="30.517578125">
            <text:p>30.517578125</text:p>
          </table:table-cell>
          <table:table-cell table:formula="of:=1000000/[.$A11]*[.H$8]*8/1024/1024" office:value-type="float" office:value="61.03515625">
            <text:p>61.03515625</text:p>
          </table:table-cell>
          <table:table-cell table:formula="of:=1000000/[.$A11]*[.I$8]*8/1024/1024" office:value-type="float" office:value="122.0703125">
            <text:p>122.0703125</text:p>
          </table:table-cell>
          <table:table-cell table:formula="of:=1000000/[.$A11]*[.J$8]*8/1024/1024" office:value-type="float" office:value="244.140625">
            <text:p>244.140625</text:p>
          </table:table-cell>
          <table:table-cell table:formula="of:=1000000/[.$A11]*[.K$8]*8/1024/1024" office:value-type="float" office:value="488.28125">
            <text:p>488.28125</text:p>
          </table:table-cell>
          <table:table-cell table:formula="of:=1000000/[.$A11]*[.L$8]*8/1024/1024" office:value-type="float" office:value="976.5625">
            <text:p>976.5625</text:p>
          </table:table-cell>
          <table:table-cell table:formula="of:=1000000/[.$A11]*[.M$8]*8/1024/1024" office:value-type="float" office:value="1953.125">
            <text:p>1953.12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1000000/[.$A12]*[.B$8]*8/1024/1024" office:value-type="float" office:value="0.476837158203125">
            <text:p>0.4768371582</text:p>
          </table:table-cell>
          <table:table-cell table:formula="of:=1000000/[.$A12]*[.C$8]*8/1024/1024" office:value-type="float" office:value="0.95367431640625">
            <text:p>0.9536743164</text:p>
          </table:table-cell>
          <table:table-cell table:formula="of:=1000000/[.$A12]*[.D$8]*8/1024/1024" office:value-type="float" office:value="1.9073486328125">
            <text:p>1.9073486328</text:p>
          </table:table-cell>
          <table:table-cell table:formula="of:=1000000/[.$A12]*[.E$8]*8/1024/1024" office:value-type="float" office:value="3.814697265625">
            <text:p>3.8146972656</text:p>
          </table:table-cell>
          <table:table-cell table:formula="of:=1000000/[.$A12]*[.F$8]*8/1024/1024" office:value-type="float" office:value="7.62939453125">
            <text:p>7.6293945313</text:p>
          </table:table-cell>
          <table:table-cell table:formula="of:=1000000/[.$A12]*[.G$8]*8/1024/1024" office:value-type="float" office:value="15.2587890625">
            <text:p>15.2587890625</text:p>
          </table:table-cell>
          <table:table-cell table:formula="of:=1000000/[.$A12]*[.H$8]*8/1024/1024" office:value-type="float" office:value="30.517578125">
            <text:p>30.517578125</text:p>
          </table:table-cell>
          <table:table-cell table:formula="of:=1000000/[.$A12]*[.I$8]*8/1024/1024" office:value-type="float" office:value="61.03515625">
            <text:p>61.03515625</text:p>
          </table:table-cell>
          <table:table-cell table:formula="of:=1000000/[.$A12]*[.J$8]*8/1024/1024" office:value-type="float" office:value="122.0703125">
            <text:p>122.0703125</text:p>
          </table:table-cell>
          <table:table-cell table:formula="of:=1000000/[.$A12]*[.K$8]*8/1024/1024" office:value-type="float" office:value="244.140625">
            <text:p>244.140625</text:p>
          </table:table-cell>
          <table:table-cell table:formula="of:=1000000/[.$A12]*[.L$8]*8/1024/1024" office:value-type="float" office:value="488.28125">
            <text:p>488.28125</text:p>
          </table:table-cell>
          <table:table-cell table:formula="of:=1000000/[.$A12]*[.M$8]*8/1024/1024" office:value-type="float" office:value="976.5625">
            <text:p>976.562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1000000/[.$A13]*[.B$8]*8/1024/1024" office:value-type="float" office:value="0.238418579101562">
            <text:p>0.2384185791</text:p>
          </table:table-cell>
          <table:table-cell table:formula="of:=1000000/[.$A13]*[.C$8]*8/1024/1024" office:value-type="float" office:value="0.476837158203125">
            <text:p>0.4768371582</text:p>
          </table:table-cell>
          <table:table-cell table:formula="of:=1000000/[.$A13]*[.D$8]*8/1024/1024" office:value-type="float" office:value="0.95367431640625">
            <text:p>0.9536743164</text:p>
          </table:table-cell>
          <table:table-cell table:formula="of:=1000000/[.$A13]*[.E$8]*8/1024/1024" office:value-type="float" office:value="1.9073486328125">
            <text:p>1.9073486328</text:p>
          </table:table-cell>
          <table:table-cell table:formula="of:=1000000/[.$A13]*[.F$8]*8/1024/1024" office:value-type="float" office:value="3.814697265625">
            <text:p>3.8146972656</text:p>
          </table:table-cell>
          <table:table-cell table:formula="of:=1000000/[.$A13]*[.G$8]*8/1024/1024" office:value-type="float" office:value="7.62939453125">
            <text:p>7.6293945313</text:p>
          </table:table-cell>
          <table:table-cell table:formula="of:=1000000/[.$A13]*[.H$8]*8/1024/1024" office:value-type="float" office:value="15.2587890625">
            <text:p>15.2587890625</text:p>
          </table:table-cell>
          <table:table-cell table:formula="of:=1000000/[.$A13]*[.I$8]*8/1024/1024" office:value-type="float" office:value="30.517578125">
            <text:p>30.517578125</text:p>
          </table:table-cell>
          <table:table-cell table:formula="of:=1000000/[.$A13]*[.J$8]*8/1024/1024" office:value-type="float" office:value="61.03515625">
            <text:p>61.03515625</text:p>
          </table:table-cell>
          <table:table-cell table:formula="of:=1000000/[.$A13]*[.K$8]*8/1024/1024" office:value-type="float" office:value="122.0703125">
            <text:p>122.0703125</text:p>
          </table:table-cell>
          <table:table-cell table:formula="of:=1000000/[.$A13]*[.L$8]*8/1024/1024" office:value-type="float" office:value="244.140625">
            <text:p>244.140625</text:p>
          </table:table-cell>
          <table:table-cell table:formula="of:=1000000/[.$A13]*[.M$8]*8/1024/1024" office:value-type="float" office:value="488.28125">
            <text:p>488.28125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 table:formula="of:=100000*100000/[.A19]/1024/1024" office:value-type="float" office:value="149.011611938477">
            <text:p>149.0116119385</text:p>
          </table:table-cell>
          <table:table-cell table:number-columns-repeated="11"/>
        </table:table-row>
        <table:table-row table:style-name="ro1">
          <table:table-cell office:value-type="float" office:value="128">
            <text:p>128</text:p>
          </table:table-cell>
          <table:table-cell table:formula="of:=100000*100000/[.A20]/1024/1024" office:value-type="float" office:value="74.5058059692383">
            <text:p>74.5058059692</text:p>
          </table:table-cell>
          <table:table-cell table:number-columns-repeated="11"/>
        </table:table-row>
        <table:table-row table:style-name="ro1">
          <table:table-cell office:value-type="float" office:value="256">
            <text:p>256</text:p>
          </table:table-cell>
          <table:table-cell table:formula="of:=100000*100000/[.A21]/1024/1024" office:value-type="float" office:value="37.2529029846191">
            <text:p>37.2529029846</text:p>
          </table:table-cell>
          <table:table-cell table:number-columns-repeated="11"/>
        </table:table-row>
        <table:table-row table:style-name="ro1">
          <table:table-cell office:value-type="float" office:value="512">
            <text:p>512</text:p>
          </table:table-cell>
          <table:table-cell table:formula="of:=100000*100000/[.A22]/1024/1024" office:value-type="float" office:value="18.6264514923096">
            <text:p>18.6264514923</text:p>
          </table:table-cell>
          <table:table-cell table:number-columns-repeated="11"/>
        </table:table-row>
        <table:table-row table:style-name="ro1">
          <table:table-cell office:value-type="float" office:value="1024">
            <text:p>1024</text:p>
          </table:table-cell>
          <table:table-cell table:formula="of:=100000*100000/[.A23]/1024/1024" office:value-type="float" office:value="9.31322574615479">
            <text:p>9.313225746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formula="of:=2^32" office:value-type="float" office:value="4294967296">
            <text:p>4294967296</text:p>
          </table:table-cell>
          <table:table-cell/>
          <table:table-cell table:formula="of:=2^17" office:value-type="float" office:value="131072">
            <text:p>13107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2^64" office:value-type="float" office:value="1.84467440737096E+019">
            <text:p>184467440737096000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100000^2" office:value-type="float" office:value="10000000000">
            <text:p>10000000000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Patti</meta:initial-creator>
    <meta:creation-date>2012-05-02T16:05:54</meta:creation-date>
    <dc:date>2012-05-02T19:03:40</dc:date>
    <dc:creator>Doug Patti</dc:creator>
    <meta:editing-duration>PT1H27M26S</meta:editing-duration>
    <meta:editing-cycles>3</meta:editing-cycles>
    <meta:generator>LibreOffice/3.5$Linux_x86 LibreOffice_project/350m1$Build-202</meta:generator>
    <meta:document-statistic meta:table-count="3" meta:cell-count="150" meta:object-count="0"/>
  </office:meta>
</office:document-meta>
</file>